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2701in" table:align="left" style:shadow="none" style:may-break-between-rows="true" table:border-model="collapsing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8125in"/>
    </style:style>
    <style:style style:name="Table1.D" style:family="table-column">
      <style:table-column-properties style:column-width="2.332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3eda" officeooo:paragraph-rsid="000f3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2c88" officeooo:paragraph-rsid="000e2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f21" officeooo:paragraph-rsid="000f3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bb3a" officeooo:paragraph-rsid="000abb3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bb3a" officeooo:paragraph-rsid="000abb3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3eda" officeooo:paragraph-rsid="000c3ed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3eda" officeooo:paragraph-rsid="000c98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3eda" officeooo:paragraph-rsid="000e2c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3eda" officeooo:paragraph-rsid="000f3f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98ef" officeooo:paragraph-rsid="000c98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98ef" officeooo:paragraph-rsid="000f3f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e2c88" officeooo:paragraph-rsid="000e2c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3f21" officeooo:paragraph-rsid="000f3f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0abb3a" officeooo:paragraph-rsid="000abb3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0c3eda" officeooo:paragraph-rsid="000c3ed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0abb3a"/>
    </style:style>
    <style:style style:name="T2" style:family="text">
      <style:text-properties officeooo:rsid="000c3eda"/>
    </style:style>
    <style:style style:name="T3" style:family="text">
      <style:text-properties officeooo:rsid="000c98ef"/>
    </style:style>
    <style:style style:name="T4" style:family="text">
      <style:text-properties officeooo:rsid="000e2c88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c3eda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№ шаг</text:p>
          </table:table-cell>
          <table:table-cell table:style-name="Table1.A1" office:value-type="string">
            <text:p text:style-name="P14">Сравниваемые термы; результат; подстановка</text:p>
          </table:table-cell>
          <table:table-cell table:style-name="Table1.A1" office:value-type="string">
            <text:p text:style-name="P14">Дальнейшие действия</text:p>
          </table:table-cell>
          <table:table-cell table:style-name="Table1.D1" office:value-type="string">
            <text:p text:style-name="P15">Резольвента</text:p>
          </table:table-cell>
        </table:table-row>
        <table:table-row table:style-name="TableLine93986535931088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T1=getOwningInfo(petrov, Name, Cost)</text:p>
            <text:p text:style-name="P4">T2=getOwningInfo(Surname, Name, Cost)</text:p>
            <text:p text:style-name="P4">унифицированы</text:p>
            <text:p text:style-name="P4">theta={Surname=petrov}</text:p>
          </table:table-cell>
          <table:table-cell table:style-name="Table1.A2" office:value-type="string">
            <text:p text:style-name="P4">Прямой ход, замена терма вопроса в резольвенте на тело правила.</text:p>
          </table:table-cell>
          <table:table-cell table:style-name="Table1.D2" office:value-type="string">
            <text:p text:style-name="P6">getOwningInfo(petrov, Name, Cost)</text:p>
          </table:table-cell>
        </table:table-row>
        <table:table-row table:style-name="TableLine93986535931088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5">T1=own(petrov, car(Name, Cost))</text:p>
            <text:p text:style-name="P4">T2=own(Surname, car(Mark, Cost))</text:p>
            <text:p text:style-name="P4">унифицированы</text:p>
            <text:p text:style-name="P4">theta={Surname=petrov, Name=Mark}</text:p>
          </table:table-cell>
          <table:table-cell table:style-name="Table1.A2" office:value-type="string">
            <text:p text:style-name="P4">Прямой ход, замена терма резольвенты на тело правила.</text:p>
          </table:table-cell>
          <table:table-cell table:style-name="Table1.D2" office:value-type="string">
            <text:p text:style-name="P6">own(petrov, car(Name, Cost));</text:p>
            <text:p text:style-name="P6">own(petrov, building(Name, Cost));</text:p>
            <text:p text:style-name="P6">own(petrov, sector(Name, Cost))</text:p>
          </table:table-cell>
        </table:table-row>
        <table:table-row table:style-name="Table1.1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T1=car(petrov, Name, _, Cost)</text:p>
            <text:p text:style-name="P4">T2=car(petrov, shkoda, white, 900000)</text:p>
            <text:p text:style-name="P4">унифицированы</text:p>
            <text:p text:style-name="P4">theta={Name=shkoda, Cost=900000}</text:p>
          </table:table-cell>
          <table:table-cell table:style-name="Table1.A2" office:value-type="string">
            <text:p text:style-name="P6">Вывод найденного решения. Продолжение поиска других решений.</text:p>
          </table:table-cell>
          <table:table-cell table:style-name="Table1.D2" office:value-type="string">
            <text:p text:style-name="P7">car(petrov, Name, _, Cos<text:span text:style-name="T3">t</text:span>);</text:p>
            <text:p text:style-name="P7">own(petrov, building(Name, Cost));</text:p>
            <text:p text:style-name="P7">own(petrov, sector(Name, Cost))</text:p>
          </table:table-cell>
        </table:table-row>
        <table:table-row table:style-name="Table1.1">
          <table:table-cell table:style-name="Table1.A2" office:value-type="string">
            <text:p text:style-name="P6">4-7</text:p>
          </table:table-cell>
          <table:table-cell table:style-name="Table1.A2" office:value-type="string">
            <text:p text:style-name="P6">T1=<text:span text:style-name="T1">car(petrov, Name, _, Cost)</text:span></text:p>
            <text:p text:style-name="P6">T2=<text:span text:style-name="T1">car(petrov</text:span>a<text:span text:style-name="T1">, </text:span>hynday<text:span text:style-name="T1">, </text:span>build<text:span text:style-name="T1">, </text:span>720000<text:span text:style-name="T1">)</text:span></text:p>
            <text:p text:style-name="P6">не унифицированы</text:p>
          </table:table-cell>
          <table:table-cell table:style-name="Table1.A2" office:value-type="string">
            <text:p text:style-name="P6">Переход к следующему правилу в базе знаний.</text:p>
          </table:table-cell>
          <table:table-cell table:style-name="Table1.D2" office:value-type="string">
            <text:p text:style-name="P7">car(petrov, Name, _, Cost);</text:p>
            <text:p text:style-name="P7">own(petrov, building(Name, Cost));</text:p>
            <text:p text:style-name="P7">own(petrov, sector(Name, Cost))</text:p>
          </table:table-cell>
        </table:table-row>
        <table:table-row table:style-name="TableLine93986535931088"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Достижение конца базы знаний</text:p>
          </table:table-cell>
          <table:table-cell table:style-name="Table1.A2" office:value-type="string">
            <text:p text:style-name="P6">Резольвента не пуста – откат.</text:p>
          </table:table-cell>
          <table:table-cell table:style-name="Table1.D2" office:value-type="string">
            <text:p text:style-name="P7">car(petrov, Name, _, Cost);</text:p>
            <text:p text:style-name="P7">own(petrov, building(Name, Cost));</text:p>
            <text:p text:style-name="P7">own(petrov, sector(Name, Cost))</text:p>
          </table:table-cell>
        </table:table-row>
        <table:table-row table:style-name="TableLine93986535931088"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Достижение конца базы знаний</text:p>
          </table:table-cell>
          <table:table-cell table:style-name="Table1.A2" office:value-type="string">
            <text:p text:style-name="P6">Резольвента не пуста – откат. <text:span text:style-name="T3">Переход к следующему терму в дизъюнкции</text:span></text:p>
          </table:table-cell>
          <table:table-cell table:style-name="Table1.D2" office:value-type="string">
            <text:p text:style-name="P7">own(petrov, car(Name, Cost));</text:p>
            <text:p text:style-name="P7">own(petrov, building(Name, Cost));</text:p>
            <text:p text:style-name="P7">own(petrov, sector(Name, Cost))</text:p>
          </table:table-cell>
        </table:table-row>
        <table:table-row table:style-name="TableLine93986535931088"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10">T1=<text:span text:style-name="T2">own(petrov, building(Name, Cost))</text:span></text:p>
            <text:p text:style-name="P10">T2=own(petrov, <text:s/>building(house5, 1200000))</text:p>
            <text:p text:style-name="P10">унифицированы</text:p>
            <text:p text:style-name="P10">theta={Name=house5, Cost=1200000}</text:p>
          </table:table-cell>
          <table:table-cell table:style-name="Table1.A2" office:value-type="string">
            <text:p text:style-name="P10">Подобран факт. Вывод найденного решения. Продолжение поиска других решений.</text:p>
          </table:table-cell>
          <table:table-cell table:style-name="Table1.D2" office:value-type="string">
            <text:p text:style-name="P7">own(petrov, building(Name, Cost));</text:p>
            <text:p text:style-name="P7">own(petrov, sector(Name, Cost))</text:p>
          </table:table-cell>
        </table:table-row>
        <table:table-row table:style-name="TableLine93986535931088">
          <table:table-cell table:style-name="Table1.A2" office:value-type="string">
            <text:p text:style-name="P6"><text:span text:style-name="T4">11</text:span>-<text:span text:style-name="T4">14</text:span></text:p>
          </table:table-cell>
          <table:table-cell table:style-name="Table1.A2" office:value-type="string">
            <text:p text:style-name="P12">T1=own(petrov, building(Name, Cost))</text:p>
            <text:p text:style-name="P12">T2=own(ivanov, building(house1, 1800000))</text:p>
            <text:p text:style-name="P12">не унифицированы</text:p>
          </table:table-cell>
          <table:table-cell table:style-name="Table1.A2" office:value-type="string">
            <text:p text:style-name="P12">Переход к следующему правилу в базе знаний.</text:p>
          </table:table-cell>
          <table:table-cell table:style-name="Table1.D2" office:value-type="string">
            <text:p text:style-name="P8">own(petrov, building(Name, Cost));</text:p>
            <text:p text:style-name="P7">own(petrov, sector(Name, Cost))</text:p>
          </table:table-cell>
        </table:table-row>
        <table:table-row table:style-name="Table1.1">
          <table:table-cell table:style-name="Table1.A2" office:value-type="string">
            <text:p text:style-name="P12">15</text:p>
          </table:table-cell>
          <table:table-cell table:style-name="Table1.A2" office:value-type="string">
            <text:p text:style-name="P13">Достижение конца базы знаний</text:p>
          </table:table-cell>
          <table:table-cell table:style-name="Table1.A2" office:value-type="string">
            <text:p text:style-name="P13">Переход к следующему терму дизъюнкции</text:p>
          </table:table-cell>
          <table:table-cell table:style-name="Table1.D2" office:value-type="string">
            <text:p text:style-name="P9">own(petrov, sector(Name, Cost))</text:p>
          </table:table-cell>
        </table:table-row>
        <table:table-row table:style-name="Table1.1">
          <table:table-cell table:style-name="Table1.A2" office:value-type="string">
            <text:p text:style-name="P13">16</text:p>
          </table:table-cell>
          <table:table-cell table:style-name="Table1.A2" office:value-type="string">
            <text:p text:style-name="P13">T1=<text:span text:style-name="T2">own(petrov, sector(Name, Cost))</text:span></text:p>
            <text:p text:style-name="P13"><text:span text:style-name="T2">T</text:span>2=own(petrov, sector(sector2, 480000))</text:p>
            <text:p text:style-name="P13">унифицированы</text:p>
            <text:p text:style-name="P13">theta={Name=sector2, Cost=480000}</text:p>
          </table:table-cell>
          <table:table-cell table:style-name="Table1.A2" office:value-type="string">
            <text:p text:style-name="P11">Подобран факт. Вывод найденного решения. Продолжение поиска других решений.</text:p>
          </table:table-cell>
          <table:table-cell table:style-name="Table1.D2" office:value-type="string">
            <text:p text:style-name="P9">own(petrov, sector(Name, Cost))</text:p>
          </table:table-cell>
        </table:table-row>
        <table:table-row table:style-name="Table1.1">
          <table:table-cell table:style-name="Table1.A2" office:value-type="string">
            <text:p text:style-name="P13">17-20</text:p>
          </table:table-cell>
          <table:table-cell table:style-name="Table1.A2" office:value-type="string">
            <text:p text:style-name="P13">T1=<text:span text:style-name="T2">own(petrov, sector(Name, Cost))</text:span></text:p>
            <text:p text:style-name="P13"><text:span text:style-name="T2">T</text:span>2=own(sidorova, sector(sector1, 490000))</text:p>
            <text:p text:style-name="P13">не унифицированы</text:p>
          </table:table-cell>
          <table:table-cell table:style-name="Table1.A2" office:value-type="string">
            <text:p text:style-name="P13">Переход к следующему правилу в базе знаний</text:p>
          </table:table-cell>
          <table:table-cell table:style-name="Table1.D2" office:value-type="string">
            <text:p text:style-name="P9">own(petrov, sector(Name, Cost))</text:p>
          </table:table-cell>
        </table:table-row>
        <table:table-row table:style-name="Table1.1">
          <table:table-cell table:style-name="Table1.A2" office:value-type="string">
            <text:p text:style-name="P13">21</text:p>
          </table:table-cell>
          <table:table-cell table:style-name="Table1.A2" office:value-type="string">
            <text:p text:style-name="P13">Достижение конца базы знаний</text:p>
          </table:table-cell>
          <table:table-cell table:style-name="Table1.A2" office:value-type="string">
            <text:p text:style-name="P13">Окончание работы алгоритма. Выведены все решения.</text:p>
          </table:table-cell>
          <table:table-cell table:style-name="Table1.D2" office:value-type="string">
            <text:p text:style-name="P9">own(petrov, sector(Name, Cost)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00:55:19.528646344</meta:creation-date>
    <dc:date>2022-04-21T01:36:37.174780800</dc:date>
    <meta:editing-duration>PT19M35S</meta:editing-duration>
    <meta:editing-cycles>4</meta:editing-cycles>
    <meta:generator>LibreOffice/7.2.6.2$Linux_X86_64 LibreOffice_project/20$Build-2</meta:generator>
    <meta:document-statistic meta:table-count="1" meta:image-count="0" meta:object-count="0" meta:page-count="1" meta:paragraph-count="85" meta:word-count="273" meta:character-count="2442" meta:non-whitespace-character-count="2251"/>
  </office:meta>
</office:document-meta>
</file>